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1" svg:font-family="StarSymbol"/>
    <style:font-face style:name="StarSymbol" svg:font-family="StarSymbol, 'Arial Unicode MS'"/>
    <style:font-face style:name="DejaVu Serif" svg:font-family="'DejaVu Serif'" style:font-family-generic="roman" style:font-pitch="variable"/>
    <style:font-face style:name="DejaVu Sans" svg:font-family="'DejaVu Sans'" style:font-family-generic="swiss" style:font-pitch="variable"/>
    <style:font-face style:name="Lucidasans" svg:font-family="Lucidasans" style:font-family-generic="swiss" style:font-pitch="variable"/>
    <style:font-face style:name="DejaVu Sans1" svg:font-family="'DejaVu Sans'" style:font-family-generic="system" style:font-pitch="variable"/>
    <style:font-face style:name="Lucidasans1"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2.2757in" table:align="left"/>
    </style:style>
    <style:style style:name="Table1.A" style:family="table-column">
      <style:table-column-properties style:column-width="1.1382in"/>
    </style:style>
    <style:style style:name="Table1.B" style:family="table-column">
      <style:table-column-properties style:column-width="1.1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Endnote" style:master-page-name=""/>
    <style:style style:name="P2" style:family="paragraph" style:parent-style-name="List_20_Contents" style:list-style-name="L1"/>
    <style:style style:name="P3" style:family="paragraph" style:parent-style-name="Text_20_body">
      <style:text-properties fo:font-style="normal" style:font-style-asian="normal" style:font-style-complex="normal"/>
    </style:style>
    <style:style style:name="P4" style:family="paragraph" style:parent-style-name="Table_20_Contents">
      <style:text-properties style:font-name="DejaVu Serif" style:font-name-asian="DejaVu Serif" style:font-name-complex="DejaVu Serif"/>
    </style:style>
    <style:style style:name="P5" style:family="paragraph" style:parent-style-name="List_20_Contents" style:list-style-name="L2"/>
    <style:style style:name="P6" style:family="paragraph" style:parent-style-name="List_20_Contents"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erif" style:font-name-asian="DejaVu Serif" style:font-name-complex="DejaVu Serif"/>
    </style:style>
    <style:style style:name="T4" style:family="text">
      <style:text-properties style:text-position="sub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matic Musical Genre Classification of Audio Signals Based on Chord Movement</text:h>
      <text:p text:style-name="Text_20_body">Abstract – Musical genres are categorical labels created by human listeners to characterize pieces of music. Musical genres are determined by common characteristics shared by its members. These characteristics can be as blatant as instrumentation, beat signature, pitch and lyrical content, but can be as minute as the use of common chords, the manner in which the instrumentation is played, key signatures, time signatures and the shape of individual chords. Over all, however, genre classification is based largely on the theories behind the music and not the manner in which the music presents itself.<text:note text:id="ftn1" text:note-class="endnote"><text:note-citation>i</text:note-citation><text:note-body><text:p text:style-name="P1">Craig Hara (music professor; liver and breather of jazz)</text:p></text:note-body></text:note></text:p>
      <text:p text:style-name="Text_20_body">...</text:p>
      <text:p text:style-name="Text_20_body">Musical genres are categorical labels created by human listeners to characterize pieces of music. Although there are no strict definitions of what differentiates one genre from another, the human ear has an innate ability to determine the genre of a particular piece of music, upon hearing as little as 250 milliseconds of it<text:note text:id="ftn2" text:note-class="endnote"><text:note-citation>ii</text:note-citation><text:note-body><text:p text:style-name="Endnote">D. Perrot and R. Gjerdigen, “Scanning the dial: An exploration of factors in identification of musical style,” in Proc. Soc. Music Perception Cognition, 1999, p. 88, (abstract).</text:p></text:note-body></text:note>. Thus, it can be concluded that it is possible to classify a piece of music based on purely perceptual auditory features, without the need for more complicated cognitive features which would require the full range of human emotion and experience in order to interpret.</text:p>
      <text:p text:style-name="Text_20_body">...</text:p>
      <text:h text:style-name="Heading_20_2" text:outline-level="2">Implementation</text:h>
      <text:p text:style-name="Text_20_body">In the implementation I created, a three-layered feed-forward artificial neural network was trained and used as the interpreter for genre classification. In total there were 292 input nodes and FIXME output nodes.</text:p>
      <text:p text:style-name="Text_20_body">The song files in the training set were interpreted internally as having one to many associated genres. Raw sound data was then split into discrete samples of size ½ seconds and interpreted individually.</text:p>
      <text:p text:style-name="Text_20_body">Since a feed-forward neural network operates on a set number of input nodes and takes values entirely in the real number space, some simplification of the audio stream was necessary before feeding it into the network.</text:p>
      <text:h text:style-name="Heading_20_3" text:outline-level="3">Inputs 1-4: Statistical Analysis Functions</text:h>
      <text:p text:style-name="Text_20_body">For inputs to the network, the following four simple audio features were computed from each wavelet. Three operate on the fast Fourier transform<text:note text:id="ftn3" text:note-class="footnote"><text:note-citation>1</text:note-citation><text:note-body><text:p text:style-name="Footnote">Fast Fourier transform: algorithm to decompose a complex waveform into its component waveforms and their amplitudes</text:p></text:note-body></text:note></text:p>
      <text:list text:style-name="L1">
        <text:list-item>
          <text:p text:style-name="P2"><text:span text:style-name="T1">Spectral Centroid:</text:span><text:span text:style-name="T2"> The spectral centroid is defined as the center of gravity of sorts of the magnitude spectrum of the fast Fourier transform and is characterized by the function<text:line-break/></text:span><text:span text:style-name="T2"><draw:frame draw:style-name="fr1" draw:name="Object5" text:anchor-type="as-char" svg:width="1.3189in" svg:height="0.9453in" draw:z-index="3"><draw:object xlink:href="./Object 5" xlink:type="simple" xlink:show="embed" xlink:actuate="onLoad"/><draw:image xlink:href="./ObjectReplacements/Object 5" xlink:type="simple" xlink:show="embed" xlink:actuate="onLoad"/></draw:frame></text:span><text:span text:style-name="T2"><text:line-break/>where</text:span><text:span text:style-name="T2"><draw:frame draw:style-name="fr1" draw:name="Object6" text:anchor-type="as-char" svg:width="0.4992in" svg:height="0.2311in" draw:z-index="4"><draw:object xlink:href="./Object 6" xlink:type="simple" xlink:show="embed" xlink:actuate="onLoad"/><draw:image xlink:href="./ObjectReplacements/Object 6" xlink:type="simple" xlink:show="embed" xlink:actuate="onLoad"/></draw:frame></text:span><text:span text:style-name="T2">is the unweighted</text:span><text:span text:style-name="T2"><text:note text:id="ftn4" text:note-class="footnote"><text:note-citation>2</text:note-citation><text:note-body><text:p text:style-name="Footnote">FFT, Weighted: frequency * amplitude; also called magnitude</text:p></text:note-body></text:note></text:span><text:span text:style-name="T2"> amplitude of the FFT bin representing frequency</text:span><text:span text:style-name="T2"><draw:frame draw:style-name="fr1" draw:name="Object7" text:anchor-type="as-char" svg:width="0.1583in" svg:height="0.1937in" draw:z-index="5"><draw:object xlink:href="./Object 7" xlink:type="simple" xlink:show="embed" xlink:actuate="onLoad"/><draw:image xlink:href="./ObjectReplacements/Object 7" xlink:type="simple" xlink:show="embed" xlink:actuate="onLoad"/></draw:frame></text:span><text:span text:style-name="T2">.</text:span></text:p>
        </text:list-item>
        <text:list-item>
          <text:p text:style-name="P2"><text:span text:style-name="T1">Spectral Rolloff:</text:span><text:span text:style-name="T2"> The spectral rolloff is defined as the frequency</text:span><text:span text:style-name="T2"><draw:frame draw:style-name="fr1" draw:name="Object1" text:anchor-type="as-char" svg:width="0.2547in" svg:height="0.2209in" draw:z-index="0"><draw:object xlink:href="./Object 1" xlink:type="simple" xlink:show="embed" xlink:actuate="onLoad"/><draw:image xlink:href="./ObjectReplacements/Object 1" xlink:type="simple" xlink:show="embed" xlink:actuate="onLoad"/></draw:frame></text:span><text:span text:style-name="T2">below which 85% of the magnitude distribution is concentrated and is characterized by the function<text:line-break/></text:span><text:span text:style-name="T2"><draw:frame draw:style-name="fr2" draw:name="Object2" text:anchor-type="as-char" svg:width="2.0689in" svg:height="0.4764in" draw:z-index="14"><draw:object xlink:href="./Object 2" xlink:type="simple" xlink:show="embed" xlink:actuate="onLoad"/><draw:image xlink:href="./ObjectReplacements/Object 2" xlink:type="simple" xlink:show="embed" xlink:actuate="onLoad"/></draw:frame></text:span><text:span text:style-name="T2"><text:line-break/>where</text:span><text:span text:style-name="T2"><draw:frame draw:style-name="fr1" draw:name="Object3" text:anchor-type="as-char" svg:width="0.5217in" svg:height="0.2311in" draw:z-index="1"><draw:object xlink:href="./Object 3" xlink:type="simple" xlink:show="embed" xlink:actuate="onLoad"/><draw:image xlink:href="./ObjectReplacements/Object 3" xlink:type="simple" xlink:show="embed" xlink:actuate="onLoad"/></draw:frame></text:span><text:span text:style-name="T2">is the weighted amplitude of the fast Fourier transform bin representing frequency</text:span><text:span text:style-name="T2"><draw:frame draw:style-name="fr1" draw:name="Object4" text:anchor-type="as-char" svg:width="0.1583in" svg:height="0.1937in" draw:z-index="2"><draw:object xlink:href="./Object 4" xlink:type="simple" xlink:show="embed" xlink:actuate="onLoad"/><draw:image xlink:href="./ObjectReplacements/Object 4" xlink:type="simple" xlink:show="embed" xlink:actuate="onLoad"/></draw:frame></text:span><text:span text:style-name="T2">.</text:span></text:p>
        </text:list-item>
        <text:list-item>
          <text:p text:style-name="P2"><text:span text:style-name="T1">Spectral Flux:</text:span> This function is defined as the sum of the squared differences between the magnitudes of the FFT bins of both the previous and current audio frame. It is based on unweighted FFT bins and is characterized by the function<text:line-break/><draw:frame draw:style-name="fr1" draw:name="Object8" text:anchor-type="as-char" svg:width="1.9283in" svg:height="0.4602in" draw:z-index="6"><draw:object xlink:href="./Object 8" xlink:type="simple" xlink:show="embed" xlink:actuate="onLoad"/><draw:image xlink:href="./ObjectReplacements/Object 8" xlink:type="simple" xlink:show="embed" xlink:actuate="onLoad"/></draw:frame><text:line-break/>where<draw:frame draw:style-name="fr1" draw:name="Object9" text:anchor-type="as-char" svg:width="0.4992in" svg:height="0.2311in" draw:z-index="7"><draw:object xlink:href="./Object 9" xlink:type="simple" xlink:show="embed" xlink:actuate="onLoad"/><draw:image xlink:href="./ObjectReplacements/Object 9" xlink:type="simple" xlink:show="embed" xlink:actuate="onLoad"/></draw:frame>represents the unweighted value of the FFT bin representing frequency<draw:frame draw:style-name="fr1" draw:name="Object10" text:anchor-type="as-char" svg:width="0.1583in" svg:height="0.1937in" draw:z-index="8"><draw:object xlink:href="./Object 10" xlink:type="simple" xlink:show="embed" xlink:actuate="onLoad"/><draw:image xlink:href="./ObjectReplacements/Object 10" xlink:type="simple" xlink:show="embed" xlink:actuate="onLoad"/></draw:frame>in the current audio frame, and<draw:frame draw:style-name="fr1" draw:name="Object11" text:anchor-type="as-char" svg:width="0.6453in" svg:height="0.2311in" draw:z-index="9"><draw:object xlink:href="./Object 11" xlink:type="simple" xlink:show="embed" xlink:actuate="onLoad"/><draw:image xlink:href="./ObjectReplacements/Object 11" xlink:type="simple" xlink:show="embed" xlink:actuate="onLoad"/></draw:frame>represents the unweighted value of the FFT bin representing frequency<draw:frame draw:style-name="fr1" draw:name="Object12" text:anchor-type="as-char" svg:width="0.1583in" svg:height="0.1937in" draw:z-index="10"><draw:object xlink:href="./Object 12" xlink:type="simple" xlink:show="embed" xlink:actuate="onLoad"/><draw:image xlink:href="./ObjectReplacements/Object 12" xlink:type="simple" xlink:show="embed" xlink:actuate="onLoad"/></draw:frame>in the previous audio frame. Spectral flux is a measurement of the amount of change from the previous sample, and thus is an indication of spectral tempo.</text:p>
        </text:list-item>
        <text:list-item>
          <text:p text:style-name="P2"><text:span text:style-name="T1">Time Domain Zero Crossings:</text:span> Defined as the number of times per second the raw audio signal changes from a negative to a positive, or a positive to a negative zone of pressure. It is characterized by the function<text:line-break/><draw:frame draw:style-name="fr1" draw:name="Object13" text:anchor-type="as-char" svg:width="2.7925in" svg:height="0.4602in" draw:z-index="11"><draw:object xlink:href="./Object 13" xlink:type="simple" xlink:show="embed" xlink:actuate="onLoad"/><draw:image xlink:href="./ObjectReplacements/Object 13" xlink:type="simple" xlink:show="embed" xlink:actuate="onLoad"/></draw:frame><text:line-break/>where the<draw:frame draw:style-name="fr1" draw:name="Object14" text:anchor-type="as-char" svg:width="0.4307in" svg:height="0.1929in" draw:z-index="12"><draw:object xlink:href="./Object 14" xlink:type="simple" xlink:show="embed" xlink:actuate="onLoad"/><draw:image xlink:href="./ObjectReplacements/Object 14" xlink:type="simple" xlink:show="embed" xlink:actuate="onLoad"/></draw:frame>function is 1 for positive arguments and 0 for negative arguments,<draw:frame draw:style-name="fr1" draw:name="Object16" text:anchor-type="as-char" svg:width="0.2339in" svg:height="0.1929in" draw:z-index="15"><draw:object xlink:href="./Object 16" xlink:type="simple" xlink:show="embed" xlink:actuate="onLoad"/><draw:image xlink:href="./ObjectReplacements/Object 16" xlink:type="simple" xlink:show="embed" xlink:actuate="onLoad"/></draw:frame>is the total number of sample values and<draw:frame draw:style-name="fr1" draw:name="Object15" text:anchor-type="as-char" svg:width="0.3846in" svg:height="0.2134in" draw:z-index="13"><draw:object xlink:href="./Object 15" xlink:type="simple" xlink:show="embed" xlink:actuate="onLoad"/><draw:image xlink:href="./ObjectReplacements/Object 15" xlink:type="simple" xlink:show="embed" xlink:actuate="onLoad"/></draw:frame>is the value of the sample at position<draw:frame draw:style-name="fr1" draw:name="Object17" text:anchor-type="as-char" svg:width="0.1839in" svg:height="0.1929in" draw:z-index="16"><draw:object xlink:href="./Object 17" xlink:type="simple" xlink:show="embed" xlink:actuate="onLoad"/><draw:image xlink:href="./ObjectReplacements/Object 17" xlink:type="simple" xlink:show="embed" xlink:actuate="onLoad"/></draw:frame>.</text:p>
        </text:list-item>
      </text:list>
      <text:h text:style-name="Heading_20_3" text:outline-level="3">Inputs 5-292: Detected Note Amplitudes</text:h>
      <text:p text:style-name="P3">Along with these four real inputs, a method for extracting the amplitudes of the individual traditional piano note frequencies is used. In order to take the information necessary to detect note (and subsequently, chord) movement with respect to time, it was set to detect notes in a space of three ½-second clips: the previous, current and next adjacent clip with respect to time.</text:p>
      <text:p text:style-name="P3">This function operates on the following default frequencies for its base octave set<text:note text:id="ftn5" text:note-class="endnote"><text:note-citation>iii</text:note-citation><text:note-body><text:p text:style-name="Endnote">http://en.wikipedia.com/Piano_key_frequencies (30 Oct 2006)</text:p></text:note-body></text:note>:</text:p>
      <table:table table:name="Table1" table:style-name="Table1">
        <table:table-column table:style-name="Table1.A"/>
        <table:table-column table:style-name="Table1.B"/>
        <table:table-row>
          <table:table-cell table:style-name="Table1.A1" office:value-type="string">
            <text:p text:style-name="Table_20_Heading">Key Name</text:p>
          </table:table-cell>
          <table:table-cell table:style-name="Table1.B1" office:value-type="string">
            <text:p text:style-name="Table_20_Heading">Frequency (Hz)</text:p>
          </table:table-cell>
        </table:table-row>
        <table:table-row>
          <table:table-cell table:style-name="Table1.A2" office:value-type="string">
            <text:p text:style-name="Table_20_Contents">(middle) C</text:p>
          </table:table-cell>
          <table:table-cell table:style-name="Table1.B2" office:value-type="string">
            <text:p text:style-name="Table_20_Contents">261.626</text:p>
          </table:table-cell>
        </table:table-row>
        <table:table-row>
          <table:table-cell table:style-name="Table1.A2" office:value-type="string">
            <text:p text:style-name="Table_20_Contents">C<text:span text:style-name="T3">♯ </text:span>/ D<text:span text:style-name="T3">♭</text:span></text:p>
          </table:table-cell>
          <table:table-cell table:style-name="Table1.B2" office:value-type="string">
            <text:p text:style-name="P4">277.183</text:p>
          </table:table-cell>
        </table:table-row>
        <table:table-row>
          <table:table-cell table:style-name="Table1.A2" office:value-type="string">
            <text:p text:style-name="Table_20_Contents">D</text:p>
          </table:table-cell>
          <table:table-cell table:style-name="Table1.B2" office:value-type="string">
            <text:p text:style-name="Table_20_Contents">293.665</text:p>
          </table:table-cell>
        </table:table-row>
        <table:table-row>
          <table:table-cell table:style-name="Table1.A2" office:value-type="string">
            <text:p text:style-name="Table_20_Contents"><text:span text:style-name="T3">D♯ </text:span>/ E<text:span text:style-name="T3">♭</text:span></text:p>
          </table:table-cell>
          <table:table-cell table:style-name="Table1.B2" office:value-type="string">
            <text:p text:style-name="Table_20_Contents">311.127</text:p>
          </table:table-cell>
        </table:table-row>
        <table:table-row>
          <table:table-cell table:style-name="Table1.A2" office:value-type="string">
            <text:p text:style-name="Table_20_Contents">E</text:p>
          </table:table-cell>
          <table:table-cell table:style-name="Table1.B2" office:value-type="string">
            <text:p text:style-name="Table_20_Contents">329.628</text:p>
          </table:table-cell>
        </table:table-row>
        <table:table-row>
          <table:table-cell table:style-name="Table1.A2" office:value-type="string">
            <text:p text:style-name="Table_20_Contents">F</text:p>
          </table:table-cell>
          <table:table-cell table:style-name="Table1.B2" office:value-type="string">
            <text:p text:style-name="Table_20_Contents">349.228</text:p>
          </table:table-cell>
        </table:table-row>
        <table:table-row>
          <table:table-cell table:style-name="Table1.A2" office:value-type="string">
            <text:p text:style-name="Table_20_Contents"><text:span text:style-name="T3">F♯ </text:span>/ G<text:span text:style-name="T3">♭</text:span></text:p>
          </table:table-cell>
          <table:table-cell table:style-name="Table1.B2" office:value-type="string">
            <text:p text:style-name="Table_20_Contents">369.994</text:p>
          </table:table-cell>
        </table:table-row>
        <table:table-row>
          <table:table-cell table:style-name="Table1.A2" office:value-type="string">
            <text:p text:style-name="Table_20_Contents">G</text:p>
          </table:table-cell>
          <table:table-cell table:style-name="Table1.B2" office:value-type="string">
            <text:p text:style-name="Table_20_Contents">391.995</text:p>
          </table:table-cell>
        </table:table-row>
        <table:table-row>
          <table:table-cell table:style-name="Table1.A2" office:value-type="string">
            <text:p text:style-name="Table_20_Contents"><text:span text:style-name="T3">G♯ </text:span>/ A<text:span text:style-name="T3">♭</text:span></text:p>
          </table:table-cell>
          <table:table-cell table:style-name="Table1.B2" office:value-type="string">
            <text:p text:style-name="Table_20_Contents">415.305</text:p>
          </table:table-cell>
        </table:table-row>
        <table:table-row>
          <table:table-cell table:style-name="Table1.A2" office:value-type="string">
            <text:p text:style-name="Table_20_Contents">A</text:p>
          </table:table-cell>
          <table:table-cell table:style-name="Table1.B2" office:value-type="string">
            <text:p text:style-name="Table_20_Contents">440.000</text:p>
          </table:table-cell>
        </table:table-row>
        <table:table-row>
          <table:table-cell table:style-name="Table1.A2" office:value-type="string">
            <text:p text:style-name="Table_20_Contents"><text:span text:style-name="T3">A♯ </text:span>/ B<text:span text:style-name="T3">♭</text:span></text:p>
          </table:table-cell>
          <table:table-cell table:style-name="Table1.B2" office:value-type="string">
            <text:p text:style-name="Table_20_Contents">466.164</text:p>
          </table:table-cell>
        </table:table-row>
        <table:table-row>
          <table:table-cell table:style-name="Table1.A2" office:value-type="string">
            <text:p text:style-name="Table_20_Contents">B</text:p>
          </table:table-cell>
          <table:table-cell table:style-name="Table1.B2" office:value-type="string">
            <text:p text:style-name="Table_20_Contents">493.883</text:p>
          </table:table-cell>
        </table:table-row>
      </table:table>
      <text:p text:style-name="P3">The implementation I designed uses a default octave span of 3 octaves below the base octave to 4 octaves above it. Also, it operates on a default note catch-span of ½ the distance between the given note's defined frequency and the adjacent notes' defined frequencies, in both directions. Thus, the formulas that characterize the key extraction function is thus:<text:line-break/><draw:frame draw:style-name="fr1" draw:name="Object18" text:anchor-type="as-char" svg:width="6.1173in" svg:height="2.4484in" draw:z-index="17"><draw:object xlink:href="./Object 18" xlink:type="simple" xlink:show="embed" xlink:actuate="onLoad"/><draw:image xlink:href="./ObjectReplacements/Object 18" xlink:type="simple" xlink:show="embed" xlink:actuate="onLoad"/></draw:frame><text:line-break/>where:</text:p>
      <text:list text:style-name="L2">
        <text:list-item>
          <text:p text:style-name="P5"><draw:frame draw:style-name="fr1" draw:name="Object19" text:anchor-type="as-char" svg:width="0.2154in" svg:height="0.1937in" draw:z-index="18"><draw:object xlink:href="./Object 19" xlink:type="simple" xlink:show="embed" xlink:actuate="onLoad"/><draw:image xlink:href="./ObjectReplacements/Object 19" xlink:type="simple" xlink:show="embed" xlink:actuate="onLoad"/></draw:frame>is the set of all frequencies in the base octave.</text:p>
        </text:list-item>
        <text:list-item>
          <text:p text:style-name="P5"><draw:frame draw:style-name="fr1" draw:name="Object20" text:anchor-type="as-char" svg:width="0.1791in" svg:height="0.1929in" draw:z-index="19"><draw:object xlink:href="./Object 20" xlink:type="simple" xlink:show="embed" xlink:actuate="onLoad"/><draw:image xlink:href="./ObjectReplacements/Object 20" xlink:type="simple" xlink:show="embed" xlink:actuate="onLoad"/></draw:frame>is the octave number with respect to the base octave (negative numbers for octaves lower than the base octave).</text:p>
        </text:list-item>
        <text:list-item>
          <text:p text:style-name="P5"><draw:frame draw:style-name="fr1" draw:name="Object21" text:anchor-type="as-char" svg:width="0.2181in" svg:height="0.1929in" draw:z-index="20"><draw:object xlink:href="./Object 21" xlink:type="simple" xlink:show="embed" xlink:actuate="onLoad"/><draw:image xlink:href="./ObjectReplacements/Object 21" xlink:type="simple" xlink:show="embed" xlink:actuate="onLoad"/></draw:frame>is a row-vector representing the Hz values of all key definitions in the entire octave set. Here,<draw:frame draw:style-name="fr1" draw:name="Object28" text:anchor-type="as-char" svg:width="0.5028in" svg:height="0.2138in" draw:z-index="22"><draw:object xlink:href="./Object 29" xlink:type="simple" xlink:show="embed" xlink:actuate="onLoad"/><draw:image xlink:href="./ObjectReplacements/Object 29" xlink:type="simple" xlink:show="embed" xlink:actuate="onLoad"/></draw:frame>means “append value(s) of x to vector<draw:frame draw:style-name="fr1" draw:name="Object48" text:anchor-type="as-char" svg:width="0.2181in" svg:height="0.1929in" draw:z-index="26"><draw:object xlink:href="./Object 48" xlink:type="simple" xlink:show="embed" xlink:actuate="onLoad"/><draw:image xlink:href="./ObjectReplacements/Object 48" xlink:type="simple" xlink:show="embed" xlink:actuate="onLoad"/></draw:frame>.”</text:p>
        </text:list-item>
        <text:list-item>
          <text:p text:style-name="P5"><draw:frame draw:style-name="fr1" draw:name="Object26" text:anchor-type="as-char" svg:width="0.248in" svg:height="0.2209in" draw:z-index="23"><draw:object xlink:href="./Object 26" xlink:type="simple" xlink:show="embed" xlink:actuate="onLoad"/><draw:image xlink:href="./ObjectReplacements/Object 26" xlink:type="simple" xlink:show="embed" xlink:actuate="onLoad"/></draw:frame>is the note span value for the upper limit.</text:p>
        </text:list-item>
        <text:list-item>
          <text:p text:style-name="P5"><draw:frame draw:style-name="fr1" draw:name="Object27" text:anchor-type="as-char" svg:width="0.2165in" svg:height="0.2217in" draw:z-index="27"><draw:object xlink:href="./Object 27" xlink:type="simple" xlink:show="embed" xlink:actuate="onLoad"/><draw:image xlink:href="./ObjectReplacements/Object 27" xlink:type="simple" xlink:show="embed" xlink:actuate="onLoad"/></draw:frame>is the note span value for the lower limit.</text:p>
        </text:list-item>
        <text:list-item>
          <text:p text:style-name="P5"><draw:frame draw:style-name="fr1" draw:name="Object23" text:anchor-type="as-char" svg:width="0.3035in" svg:height="0.2209in" draw:z-index="30"><draw:object xlink:href="./Object 23" xlink:type="simple" xlink:show="embed" xlink:actuate="onLoad"/><draw:image xlink:href="./ObjectReplacements/Object 23" xlink:type="simple" xlink:show="embed" xlink:actuate="onLoad"/></draw:frame>is the upper frequency limit for the key defined at<draw:frame draw:style-name="fr1" draw:name="Object22" text:anchor-type="as-char" svg:width="0.2783in" svg:height="0.2209in" draw:z-index="31"><draw:object xlink:href="./Object 22" xlink:type="simple" xlink:show="embed" xlink:actuate="onLoad"/><draw:image xlink:href="./ObjectReplacements/Object 22" xlink:type="simple" xlink:show="embed" xlink:actuate="onLoad"/></draw:frame>(<draw:frame draw:style-name="fr1" draw:name="Object35" text:anchor-type="as-char" svg:width="0.1799in" svg:height="0.1929in" draw:z-index="34"><draw:object xlink:href="./Object 35" xlink:type="simple" xlink:show="embed" xlink:actuate="onLoad"/><draw:image xlink:href="./ObjectReplacements/Object 35" xlink:type="simple" xlink:show="embed" xlink:actuate="onLoad"/></draw:frame>is being used here as an integer index of the key).</text:p>
        </text:list-item>
        <text:list-item>
          <text:p text:style-name="P5"><draw:frame draw:style-name="fr1" draw:name="Object25" text:anchor-type="as-char" svg:width="0.2583in" svg:height="0.2209in" draw:z-index="24"><draw:object xlink:href="./Object 25" xlink:type="simple" xlink:show="embed" xlink:actuate="onLoad"/><draw:image xlink:href="./ObjectReplacements/Object 25" xlink:type="simple" xlink:show="embed" xlink:actuate="onLoad"/></draw:frame>is the lower frequency limit for the key defined at<draw:frame draw:style-name="fr1" draw:name="Object24" text:anchor-type="as-char" svg:width="0.2783in" svg:height="0.2209in" draw:z-index="21"><draw:object xlink:href="./Object 24" xlink:type="simple" xlink:show="embed" xlink:actuate="onLoad"/><draw:image xlink:href="./ObjectReplacements/Object 24" xlink:type="simple" xlink:show="embed" xlink:actuate="onLoad"/></draw:frame>.</text:p>
        </text:list-item>
        <text:list-item>
          <text:p text:style-name="P5"><draw:frame draw:style-name="fr1" draw:name="Object36" text:anchor-type="as-char" svg:width="0.2035in" svg:height="0.1929in" draw:z-index="35"><draw:object xlink:href="./Object 36" xlink:type="simple" xlink:show="embed" xlink:actuate="onLoad"/><draw:image xlink:href="./ObjectReplacements/Object 36" xlink:type="simple" xlink:show="embed" xlink:actuate="onLoad"/></draw:frame>is the vector of all possible frequencies that can be extracted by way of the FFT. These values are independent of sample data, as they depend on the sampling rate and the duration of the clip.</text:p>
        </text:list-item>
        <text:list-item>
          <text:p text:style-name="P5"><draw:frame draw:style-name="fr1" draw:name="Object29" text:anchor-type="as-char" svg:width="0.2654in" svg:height="0.2217in" draw:z-index="36"><draw:object xlink:href="./Object 28" xlink:type="simple" xlink:show="embed" xlink:actuate="onLoad"/><draw:image xlink:href="./ObjectReplacements/Object 28" xlink:type="simple" xlink:show="embed" xlink:actuate="onLoad"/></draw:frame>is the Hz value of the frequency defined in<draw:frame draw:style-name="fr1" draw:name="Object38" text:anchor-type="as-char" svg:width="0.2035in" svg:height="0.1929in" draw:z-index="37"><draw:object xlink:href="./Object 38" xlink:type="simple" xlink:show="embed" xlink:actuate="onLoad"/><draw:image xlink:href="./ObjectReplacements/Object 38" xlink:type="simple" xlink:show="embed" xlink:actuate="onLoad"/></draw:frame>(<draw:frame draw:style-name="fr1" draw:name="Object39" text:anchor-type="as-char" svg:width="0.1583in" svg:height="0.1929in" draw:z-index="38"><draw:object xlink:href="./Object 39" xlink:type="simple" xlink:show="embed" xlink:actuate="onLoad"/><draw:image xlink:href="./ObjectReplacements/Object 39" xlink:type="simple" xlink:show="embed" xlink:actuate="onLoad"/></draw:frame>is being used here as an integer index of<draw:frame draw:style-name="fr1" draw:name="Object37" text:anchor-type="as-char" svg:width="0.2035in" svg:height="0.1929in" draw:z-index="39"><draw:object xlink:href="./Object 37" xlink:type="simple" xlink:show="embed" xlink:actuate="onLoad"/><draw:image xlink:href="./ObjectReplacements/Object 37" xlink:type="simple" xlink:show="embed" xlink:actuate="onLoad"/></draw:frame>).</text:p>
        </text:list-item>
        <text:list-item>
          <text:p text:style-name="P5"><draw:frame draw:style-name="fr1" draw:name="Object30" text:anchor-type="as-char" svg:width="0.4972in" svg:height="0.2327in" draw:z-index="25"><draw:object xlink:href="./Object 30" xlink:type="simple" xlink:show="embed" xlink:actuate="onLoad"/><draw:image xlink:href="./ObjectReplacements/Object 30" xlink:type="simple" xlink:show="embed" xlink:actuate="onLoad"/></draw:frame>is a matrix with the number of rows set to the number of FFT frequency bins and the number of columns set to the number of keys defined in the given octave set. The inequality here is meant to represent<draw:frame draw:style-name="fr1" draw:name="Object31" text:anchor-type="as-char" svg:width="0.4972in" svg:height="0.2327in" draw:z-index="28"><draw:object xlink:href="./Object 31" xlink:type="simple" xlink:show="embed" xlink:actuate="onLoad"/><draw:image xlink:href="./ObjectReplacements/Object 31" xlink:type="simple" xlink:show="embed" xlink:actuate="onLoad"/></draw:frame>being set to 0 (false) or 1 (true). This is independent of clip processing.</text:p>
        </text:list-item>
        <text:list-item>
          <text:p text:style-name="P5"><draw:frame draw:style-name="fr1" draw:name="Object43" text:anchor-type="as-char" svg:width="0.1972in" svg:height="0.1929in" draw:z-index="40"><draw:object xlink:href="./Object 43" xlink:type="simple" xlink:show="embed" xlink:actuate="onLoad"/><draw:image xlink:href="./ObjectReplacements/Object 43" xlink:type="simple" xlink:show="embed" xlink:actuate="onLoad"/></draw:frame>is the vector of the number of times each key matches a frequency, such that<draw:frame draw:style-name="fr1" draw:name="Object41" text:anchor-type="as-char" svg:width="0.2799in" svg:height="0.2209in" draw:z-index="41"><draw:object xlink:href="./Object 41" xlink:type="simple" xlink:show="embed" xlink:actuate="onLoad"/><draw:image xlink:href="./ObjectReplacements/Object 41" xlink:type="simple" xlink:show="embed" xlink:actuate="onLoad"/></draw:frame>is the number of times the key defined at<draw:frame draw:style-name="fr1" draw:name="Object42" text:anchor-type="as-char" svg:width="0.2783in" svg:height="0.2209in" draw:z-index="42"><draw:object xlink:href="./Object 42" xlink:type="simple" xlink:show="embed" xlink:actuate="onLoad"/><draw:image xlink:href="./ObjectReplacements/Object 42" xlink:type="simple" xlink:show="embed" xlink:actuate="onLoad"/></draw:frame>matched a frequency defined in<draw:frame draw:style-name="fr1" draw:name="Object40" text:anchor-type="as-char" svg:width="0.2035in" svg:height="0.1929in" draw:z-index="43"><draw:object xlink:href="./Object 40" xlink:type="simple" xlink:show="embed" xlink:actuate="onLoad"/><draw:image xlink:href="./ObjectReplacements/Object 40" xlink:type="simple" xlink:show="embed" xlink:actuate="onLoad"/></draw:frame>.</text:p>
        </text:list-item>
        <text:list-item>
          <text:p text:style-name="P5"><draw:frame draw:style-name="fr1" draw:name="Object47" text:anchor-type="as-char" svg:width="0.5327in" svg:height="0.198in" draw:z-index="45"><draw:object xlink:href="./Object 47" xlink:type="simple" xlink:show="embed" xlink:actuate="onLoad"/><draw:image xlink:href="./ObjectReplacements/Object 47" xlink:type="simple" xlink:show="embed" xlink:actuate="onLoad"/></draw:frame>is a pseudo-function returning the total size of the vector passed it.</text:p>
        </text:list-item>
        <text:list-item>
          <text:p text:style-name="P5"><draw:frame draw:style-name="fr1" draw:name="Object33" text:anchor-type="as-char" svg:width="0.1453in" svg:height="0.1929in" draw:z-index="32"><draw:object xlink:href="./Object 33" xlink:type="simple" xlink:show="embed" xlink:actuate="onLoad"/><draw:image xlink:href="./ObjectReplacements/Object 33" xlink:type="simple" xlink:show="embed" xlink:actuate="onLoad"/></draw:frame>is the number of the current sample being processed.</text:p>
        </text:list-item>
        <text:list-item>
          <text:p text:style-name="P5"><draw:frame draw:style-name="fr1" draw:name="Object44" text:anchor-type="as-char" svg:width="0.2874in" svg:height="0.2217in" draw:z-index="46"><draw:object xlink:href="./Object 44" xlink:type="simple" xlink:show="embed" xlink:actuate="onLoad"/><draw:image xlink:href="./ObjectReplacements/Object 44" xlink:type="simple" xlink:show="embed" xlink:actuate="onLoad"/></draw:frame>is the row-vector of unweighted amplitude bins from passing the current clip through the fast Fourier transform. It has the same size as<draw:frame draw:style-name="fr1" draw:name="Object45" text:anchor-type="as-char" svg:width="0.2035in" svg:height="0.1929in" draw:z-index="47"><draw:object xlink:href="./Object 45" xlink:type="simple" xlink:show="embed" xlink:actuate="onLoad"/><draw:image xlink:href="./ObjectReplacements/Object 45" xlink:type="simple" xlink:show="embed" xlink:actuate="onLoad"/></draw:frame>.</text:p>
        </text:list-item>
        <text:list-item>
          <text:p text:style-name="P5"><draw:frame draw:style-name="fr1" draw:name="Object34" text:anchor-type="as-char" svg:width="0.2217in" svg:height="0.1937in" draw:z-index="33"><draw:object xlink:href="./Object 34" xlink:type="simple" xlink:show="embed" xlink:actuate="onLoad"/><draw:image xlink:href="./ObjectReplacements/Object 34" xlink:type="simple" xlink:show="embed" xlink:actuate="onLoad"/></draw:frame>is the final matrix of output, such that<draw:frame draw:style-name="fr1" draw:name="Object32" text:anchor-type="as-char" svg:width="0.4319in" svg:height="0.2335in" draw:z-index="29"><draw:object xlink:href="./Object 32" xlink:type="simple" xlink:show="embed" xlink:actuate="onLoad"/><draw:image xlink:href="./ObjectReplacements/Object 32" xlink:type="simple" xlink:show="embed" xlink:actuate="onLoad"/></draw:frame>is the average amplitude of all the frequency bins collected in the span of the key whose frequency is defined at<draw:frame draw:style-name="fr1" draw:name="Object46" text:anchor-type="as-char" svg:width="0.2783in" svg:height="0.2209in" draw:z-index="44"><draw:object xlink:href="./Object 46" xlink:type="simple" xlink:show="embed" xlink:actuate="onLoad"/><draw:image xlink:href="./ObjectReplacements/Object 46" xlink:type="simple" xlink:show="embed" xlink:actuate="onLoad"/></draw:frame>.</text:p>
        </text:list-item>
      </text:list>
      <text:h text:style-name="Heading_20_3" text:outline-level="3">Constructing the Input Space</text:h>
      <text:p text:style-name="P3">The final values for the current clip's input pattern are found by passing the previous adjacent clip, the current clip and the next adjacent clip through the key detection function and concatenating the resulting matrix's rows of output. Thus it can be described:<text:line-break/><draw:frame draw:style-name="fr1" draw:name="Object49" text:anchor-type="as-char" svg:width="6.7953in" svg:height="1.7181in" draw:z-index="48"><draw:object xlink:href="./Object 49" xlink:type="simple" xlink:show="embed" xlink:actuate="onLoad"/><draw:image xlink:href="./ObjectReplacements/Object 49" xlink:type="simple" xlink:show="embed" xlink:actuate="onLoad"/></draw:frame><text:line-break/>where:</text:p>
      <text:list text:style-name="L3">
        <text:list-item>
          <text:p text:style-name="P6"><draw:frame draw:style-name="fr1" draw:name="Object50" text:anchor-type="as-char" svg:width="0.2217in" svg:height="0.1937in" draw:z-index="49"><draw:object xlink:href="./Object 50" xlink:type="simple" xlink:show="embed" xlink:actuate="onLoad"/><draw:image xlink:href="./ObjectReplacements/Object 50" xlink:type="simple" xlink:show="embed" xlink:actuate="onLoad"/></draw:frame>is the row-vector of output from the key detection function, such that<draw:frame draw:style-name="fr1" draw:name="Object51" text:anchor-type="as-char" svg:width="0.4319in" svg:height="0.2335in" draw:z-index="50"><draw:object xlink:href="./Object 51" xlink:type="simple" xlink:show="embed" xlink:actuate="onLoad"/><draw:image xlink:href="./ObjectReplacements/Object 51" xlink:type="simple" xlink:show="embed" xlink:actuate="onLoad"/></draw:frame>is the average amplitude of all the frequency bins from the FFT decomposition of clip<draw:frame draw:style-name="fr1" draw:name="Object52" text:anchor-type="as-char" svg:width="0.1453in" svg:height="0.1929in" draw:z-index="52"><draw:object xlink:href="./Object 52" xlink:type="simple" xlink:show="embed" xlink:actuate="onLoad"/><draw:image xlink:href="./ObjectReplacements/Object 52" xlink:type="simple" xlink:show="embed" xlink:actuate="onLoad"/></draw:frame>collected in the span of key<draw:frame draw:style-name="fr1" draw:name="Object54" text:anchor-type="as-char" svg:width="0.1799in" svg:height="0.1929in" draw:z-index="53"><draw:object xlink:href="./Object 54" xlink:type="simple" xlink:show="embed" xlink:actuate="onLoad"/><draw:image xlink:href="./ObjectReplacements/Object 54" xlink:type="simple" xlink:show="embed" xlink:actuate="onLoad"/></draw:frame>.</text:p>
        </text:list-item>
        <text:list-item>
          <text:p text:style-name="P6"><draw:frame draw:style-name="fr1" draw:name="Object57" text:anchor-type="as-char" svg:width="0.2799in" svg:height="0.2209in" draw:z-index="56"><draw:object xlink:href="./Object 57" xlink:type="simple" xlink:show="embed" xlink:actuate="onLoad"/><draw:image xlink:href="./ObjectReplacements/Object 57" xlink:type="simple" xlink:show="embed" xlink:actuate="onLoad"/></draw:frame>is the row-vector of the 4 computed statistical analysis functions discussed above (centroid, rolloff, flux &amp; zerocrossings).</text:p>
        </text:list-item>
        <text:list-item>
          <text:p text:style-name="P6"><draw:frame draw:style-name="fr1" draw:name="Object53" text:anchor-type="as-char" svg:width="0.189in" svg:height="0.1929in" draw:z-index="51"><draw:object xlink:href="./Object 53" xlink:type="simple" xlink:show="embed" xlink:actuate="onLoad"/><draw:image xlink:href="./ObjectReplacements/Object 53" xlink:type="simple" xlink:show="embed" xlink:actuate="onLoad"/></draw:frame>is the total number of clips.</text:p>
        </text:list-item>
        <text:list-item>
          <text:p text:style-name="P6"><draw:frame draw:style-name="fr1" draw:name="Object55" text:anchor-type="as-char" svg:width="0.2118in" svg:height="0.1929in" draw:z-index="54"><draw:object xlink:href="./Object 55" xlink:type="simple" xlink:show="embed" xlink:actuate="onLoad"/><draw:image xlink:href="./ObjectReplacements/Object 55" xlink:type="simple" xlink:show="embed" xlink:actuate="onLoad"/></draw:frame>is the total number of keys defined on the octave set.</text:p>
        </text:list-item>
      </text:list>
      <text:p text:style-name="Text_20_body">Each input pattern is defined on a different row of<draw:frame draw:style-name="fr1" draw:name="Object56" text:anchor-type="as-char" svg:width="0.1543in" svg:height="0.1929in" draw:z-index="55"><draw:object xlink:href="./Object 56" xlink:type="simple" xlink:show="embed" xlink:actuate="onLoad"/><draw:image xlink:href="./ObjectReplacements/Object 56" xlink:type="simple" xlink:show="embed" xlink:actuate="onLoad"/></draw:frame>.</text:p>
      <text:h text:style-name="Heading_20_2" text:outline-level="2">Bypassing the Need for Chord Extraction</text:h>
      <text:p text:style-name="Text_20_body">I hypothesized that because the human ear can detect with a marginal degree of certainty when a chord is played and about what pitch it is, as long as the human hears all three notes at relatively the same amplitude, a feed-forward neural network, which is meant to mimic the human brain, should have enough information to construct chord detection on its hidden layer. Whether the neural network would actually set that up would depend entirely on whether the network's output would be more accurate because of it.</text:p>
      <text:p text:style-name="Text_20_body">Thepertaining to aud, as well as 288 extracted amplitudes of the individual keys in an 8-octave span (as defined by the modern 88-key piano's middle octave and the log<text:span text:style-name="T4">2</text:span> sc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1" svg:font-family="StarSymbol"/>
    <style:font-face style:name="StarSymbol" svg:font-family="StarSymbol, 'Arial Unicode MS'"/>
    <style:font-face style:name="DejaVu Serif" svg:font-family="'DejaVu Serif'" style:font-family-generic="roman" style:font-pitch="variable"/>
    <style:font-face style:name="DejaVu Sans" svg:font-family="'DejaVu Sans'" style:font-family-generic="swiss" style:font-pitch="variable"/>
    <style:font-face style:name="Lucidasans" svg:font-family="Lucidasans" style:font-family-generic="swiss" style:font-pitch="variable"/>
    <style:font-face style:name="DejaVu Sans1" svg:font-family="'DejaVu Sans'" style:font-family-generic="system" style:font-pitch="variable"/>
    <style:font-face style:name="Lucidasans1"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erif" fo:font-size="12pt" fo:language="en" fo:country="US" style:font-name-asian="DejaVu Sans1"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text-indent="0in" style:auto-text-indent="true" fo:background-color="transparent" style:shadow="none">
        <style:tab-stops/>
        <style:background-image/>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DejaVu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align="start" style:justify-single-word="false" fo:text-indent="0in" style:auto-text-indent="true"/>
      <style:text-properties fo:font-size="12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text-properties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Title"/>
    <style:style style:name="Title2" style:family="paragraph" style:parent-style-name="Title">
      <style:paragraph-properties fo:margin-left="0.0783in" fo:margin-right="0.0783in" fo:margin-top="0.0398in" fo:margin-bottom="0.0398in" fo:text-indent="0in" style:auto-text-indent="false"/>
    </style:style>
    <style:style style:name="Heading1" style:family="paragraph" style:parent-style-name="Heading"/>
    <style:style style:name="Heading2" style:family="paragraph" style:parent-style-name="Heading">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0" fo:column-gap="0in"/>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Final Paper</dc:title>
    <dc:description>Oh my shit I am going to fucking fail.</dc:description>
    <dc:subject>CSIS 451</dc:subject>
    <meta:initial-creator>Dan Church</meta:initial-creator>
    <meta:creation-date>2006-12-14T11:29:19</meta:creation-date>
    <dc:creator>Dan Church</dc:creator>
    <dc:date>2006-12-21T01:05:28</dc:date>
    <dc:language>en-US</dc:language>
    <meta:editing-cycles>75</meta:editing-cycles>
    <meta:editing-duration>P4DT0H45M4S</meta:editing-duration>
    <meta:user-defined meta:name="Info 1"/>
    <meta:user-defined meta:name="Info 2"/>
    <meta:user-defined meta:name="Info 3"/>
    <meta:user-defined meta:name="Info 4"/>
    <meta:document-statistic meta:table-count="1" meta:image-count="0" meta:object-count="57" meta:page-count="5" meta:paragraph-count="75" meta:word-count="1389" meta:character-count="8237"/>
  </office:meta>
</office:document-meta>
</file>

<file path=Object 1/content.xml><?xml version="1.0" encoding="utf-8"?>
<!DOCTYPE math  PUBLIC '-//OpenOffice.org//DTD Modified W3C MathML 1.01//EN'  'math.dtd'>
<math:math xmlns:math="http://www.w3.org/1998/Math/MathML">
  <math:semantics>
    <math:msub>
      <math:mi>R</math:mi>
      <math:mi>t</math:mi>
    </math:msub>
    <math:annotation math:encoding="StarMath 5.0">R_{t}</math:annotation>
  </math:semantics>
</math:math>
</file>

<file path=Object 1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1/content.xml><?xml version="1.0" encoding="utf-8"?>
<!DOCTYPE math  PUBLIC '-//OpenOffice.org//DTD Modified W3C MathML 1.01//EN'  'math.dtd'>
<math:math xmlns:math="http://www.w3.org/1998/Math/MathML">
  <math:semantics>
    <math:mrow>
      <math:msub>
        <math:mi>N</math:mi>
        <math:mrow>
          <math:mi>t</math:mi>
          <math:mo math:stretchy="false">−</math:mo>
          <math:mn>1</math:mn>
        </math:mrow>
      </math:msub>
      <math:mfenced math:open="[" math:close="]">
        <math:mi>f</math:mi>
      </math:mfenced>
    </math:mrow>
    <math:annotation math:encoding="StarMath 5.0">N_{t-1} left [ f right ]</math:annotation>
  </math:semantics>
</math:math>
</file>

<file path=Object 1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3/content.xml><?xml version="1.0" encoding="utf-8"?>
<!DOCTYPE math  PUBLIC '-//OpenOffice.org//DTD Modified W3C MathML 1.01//EN'  'math.dtd'>
<math:math xmlns:math="http://www.w3.org/1998/Math/MathML">
  <math:semantics>
    <math:mrow>
      <math:mrow>
        <math:msub>
          <math:mi>Z</math:mi>
          <math:mi>t</math:mi>
        </math:msub>
        <math:mo math:stretchy="false">=</math:mo>
        <math:mfrac>
          <math:mn>1</math:mn>
          <math:mn>2</math:mn>
        </math:mfrac>
      </math:mrow>
      <math:mrow>
        <math:munderover>
          <math:mo math:stretchy="false">∑</math:mo>
          <math:mrow>
            <math:mi>n</math:mi>
            <math:mo math:stretchy="false">=</math:mo>
            <math:mn>1</math:mn>
          </math:mrow>
          <math:mi>N</math:mi>
        </math:munderover>
        <math:mfenced math:open="∣" math:close="∣">
          <math:mrow>
            <math:mi math:fontstyle="italic">sign</math:mi>
            <math:mrow>
              <math:mfenced math:open="" math:close="">
                <math:mrow>
                  <math:mi>x</math:mi>
                  <math:mfenced math:open="[" math:close="]">
                    <math:mi>n</math:mi>
                  </math:mfenced>
                </math:mrow>
              </math:mfenced>
              <math:mo math:stretchy="false">−</math:mo>
              <math:mi math:fontstyle="italic">sign</math:mi>
            </math:mrow>
            <math:mfenced math:open="" math:close="">
              <math:mrow>
                <math:mi>x</math:mi>
                <math:mfenced math:open="[" math:close="]">
                  <math:mrow>
                    <math:mi>n</math:mi>
                    <math:mo math:stretchy="false">−</math:mo>
                    <math:mn>1</math:mn>
                  </math:mrow>
                </math:mfenced>
              </math:mrow>
            </math:mfenced>
          </math:mrow>
        </math:mfenced>
      </math:mrow>
    </math:mrow>
    <math:annotation math:encoding="StarMath 5.0">Z_{t} = {1} over {2} sum from {n=1} to {N} { left lline sign left (x left [ n right ] right ) - sign left ( x left [ n - 1 right ] right ) right rline }</math:annotation>
  </math:semantics>
</math:math>
</file>

<file path=Object 14/content.xml><?xml version="1.0" encoding="utf-8"?>
<!DOCTYPE math  PUBLIC '-//OpenOffice.org//DTD Modified W3C MathML 1.01//EN'  'math.dtd'>
<math:math xmlns:math="http://www.w3.org/1998/Math/MathML">
  <math:semantics>
    <math:mi math:fontstyle="italic">sign</math:mi>
    <math:annotation math:encoding="StarMath 5.0">sign</math:annotation>
  </math:semantics>
</math:math>
</file>

<file path=Object 15/content.xml><?xml version="1.0" encoding="utf-8"?>
<!DOCTYPE math  PUBLIC '-//OpenOffice.org//DTD Modified W3C MathML 1.01//EN'  'math.dtd'>
<math:math xmlns:math="http://www.w3.org/1998/Math/MathML">
  <math:semantics>
    <math:mrow>
      <math:mi>x</math:mi>
      <math:mfenced math:open="[" math:close="]">
        <math:mi>n</math:mi>
      </math:mfenced>
    </math:mrow>
    <math:annotation math:encoding="StarMath 5.0">x left [ n right ]</math:annotation>
  </math:semantics>
</math:math>
</file>

<file path=Object 16/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8/content.xml><?xml version="1.0" encoding="utf-8"?>
<!DOCTYPE math  PUBLIC '-//OpenOffice.org//DTD Modified W3C MathML 1.01//EN'  'math.dtd'>
<math:math xmlns:math="http://www.w3.org/1998/Math/MathML">
  <math:semantics>
    <math:mtable>
      <math:mtr>
        <math:mtd>
          <math:mrow>
            <math:mi>A</math:mi>
            <math:mo math:stretchy="false">=</math:mo>
            <math:mfenced math:open="{" math:close="}">
              <math:mrow>
                <math:mi>A</math:mi>
                <math:mi>,</math:mi>
                <math:mrow>
                  <math:mi>O</math:mi>
                  <math:mo math:stretchy="false">∗</math:mo>
                  <math:msup>
                    <math:mn>2</math:mn>
                    <math:mi>o</math:mi>
                  </math:msup>
                </math:mrow>
              </math:mrow>
            </math:mfenced>
          </math:mrow>
        </math:mtd>
        <math:mtd>
          <math:mstyle math:fontsize="10pt">
            <math:mrow>
              <math:mrow>
                <math:mtext>for each</math:mtext>
                <math:mi>o</math:mi>
                <math:mtext>in the octave span</math:mtext>
              </math:mrow>
            </math:mrow>
          </math:mstyle>
        </math:mtd>
      </math:mtr>
      <math:mtr>
        <math:mtd>
          <math:mrow>
            <math:msub>
              <math:mi>H</math:mi>
              <math:mi>k</math:mi>
            </math:msub>
            <math:mo math:stretchy="false">=</math:mo>
            <math:mrow>
              <math:msub>
                <math:mi>A</math:mi>
                <math:mi>k</math:mi>
              </math:msub>
              <math:mo math:stretchy="false">+</math:mo>
              <math:mfrac>
                <math:mrow>
                  <math:msub>
                    <math:mi>n</math:mi>
                    <math:mi>h</math:mi>
                  </math:msub>
                  <math:mo math:stretchy="false">∗</math:mo>
                  <math:mfenced math:open="" math:close="">
                    <math:mrow>
                      <math:msub>
                        <math:mi>A</math:mi>
                        <math:mrow>
                          <math:mi>k</math:mi>
                          <math:mo math:stretchy="false">+</math:mo>
                          <math:mn>1</math:mn>
                        </math:mrow>
                      </math:msub>
                      <math:mo math:stretchy="false">−</math:mo>
                      <math:msub>
                        <math:mi>A</math:mi>
                        <math:mi>k</math:mi>
                      </math:msub>
                    </math:mrow>
                  </math:mfenced>
                </math:mrow>
                <math:mn>2</math:mn>
              </math:mfrac>
            </math:mrow>
          </math:mrow>
        </math:mtd>
        <math:mtd>
          <math:mstyle math:fontsize="10pt">
            <math:mrow>
              <math:mrow>
                <math:mtext>for each value of</math:mtext>
                <math:mi>k</math:mi>
                <math:mtext>in</math:mtext>
                <math:mi>A</math:mi>
              </math:mrow>
            </math:mrow>
          </math:mstyle>
        </math:mtd>
      </math:mtr>
      <math:mtr>
        <math:mtd>
          <math:mrow>
            <math:msub>
              <math:mi>L</math:mi>
              <math:mi>k</math:mi>
            </math:msub>
            <math:mo math:stretchy="false">=</math:mo>
            <math:mrow>
              <math:msub>
                <math:mi>A</math:mi>
                <math:mi>k</math:mi>
              </math:msub>
              <math:mo math:stretchy="false">−</math:mo>
              <math:mfrac>
                <math:mrow>
                  <math:msub>
                    <math:mi>n</math:mi>
                    <math:mi>l</math:mi>
                  </math:msub>
                  <math:mo math:stretchy="false">∗</math:mo>
                  <math:mfenced math:open="" math:close="">
                    <math:mrow>
                      <math:msub>
                        <math:mi>A</math:mi>
                        <math:mi>k</math:mi>
                      </math:msub>
                      <math:mo math:stretchy="false">−</math:mo>
                      <math:msub>
                        <math:mi>A</math:mi>
                        <math:mrow>
                          <math:mi>k</math:mi>
                          <math:mo math:stretchy="false">−</math:mo>
                          <math:mn>1</math:mn>
                        </math:mrow>
                      </math:msub>
                    </math:mrow>
                  </math:mfenced>
                </math:mrow>
                <math:mn>2</math:mn>
              </math:mfrac>
            </math:mrow>
          </math:mrow>
        </math:mtd>
        <math:mtd>
          <math:mstyle math:fontsize="10pt">
            <math:mrow>
              <math:mrow>
                <math:mtext>for each value of</math:mtext>
                <math:mi>k</math:mi>
                <math:mtext>in</math:mtext>
                <math:mi>A</math:mi>
              </math:mrow>
            </math:mrow>
          </math:mstyle>
        </math:mtd>
      </math:mtr>
      <math:mtr>
        <math:mtd>
          <math:mrow>
            <math:mrow>
              <math:mrow>
                <math:msub>
                  <math:mi>M</math:mi>
                  <math:mfenced math:open="" math:close="">
                    <math:mrow>
                      <math:mi>f</math:mi>
                      <math:mi>,</math:mi>
                      <math:mi>k</math:mi>
                    </math:mrow>
                  </math:mfenced>
                </math:msub>
                <math:mo math:stretchy="false">=</math:mo>
                <math:msub>
                  <math:mi>L</math:mi>
                  <math:mi>k</math:mi>
                </math:msub>
              </math:mrow>
              <math:mo math:stretchy="false">≤</math:mo>
              <math:msub>
                <math:mi>F</math:mi>
                <math:mi>f</math:mi>
              </math:msub>
            </math:mrow>
            <math:mo math:stretchy="false">≤</math:mo>
            <math:msub>
              <math:mi>H</math:mi>
              <math:mi>k</math:mi>
            </math:msub>
          </math:mrow>
        </math:mtd>
        <math:mtd>
          <math:mstyle math:fontsize="10pt">
            <math:mrow>
              <math:mrow>
                <math:mtext>for each value of</math:mtext>
                <math:mi>k</math:mi>
                <math:mtext>in</math:mtext>
                <math:mi>A</math:mi>
                <math:mtext>and each value of</math:mtext>
                <math:mi>f</math:mi>
                <math:mtext>in</math:mtext>
                <math:mi>F</math:mi>
              </math:mrow>
            </math:mrow>
          </math:mstyle>
        </math:mtd>
      </math:mtr>
      <math:mtr>
        <math:mtd>
          <math:mrow>
            <math:msub>
              <math:mi>V</math:mi>
              <math:mi>k</math:mi>
            </math:msub>
            <math:mo math:stretchy="false">=</math:mo>
            <math:mrow>
              <math:munderover>
                <math:mo math:stretchy="false">∑</math:mo>
                <math:mrow>
                  <math:mi>f</math:mi>
                  <math:mo math:stretchy="false">=</math:mo>
                  <math:mn>1</math:mn>
                </math:mrow>
                <math:mrow>
                  <math:mtext>size</math:mtext>
                  <math:mfenced math:open="" math:close="">
                    <math:mi>F</math:mi>
                  </math:mfenced>
                </math:mrow>
              </math:munderover>
              <math:msub>
                <math:mi>M</math:mi>
                <math:mfenced math:open="" math:close="">
                  <math:mrow>
                    <math:mi>f</math:mi>
                    <math:mi>,</math:mi>
                    <math:mi>k</math:mi>
                  </math:mrow>
                </math:mfenced>
              </math:msub>
            </math:mrow>
          </math:mrow>
        </math:mtd>
        <math:mtd>
          <math:mstyle math:fontsize="10pt">
            <math:mrow>
              <math:mrow>
                <math:mtext>for each value of</math:mtext>
                <math:mi>k</math:mi>
                <math:mtext>in</math:mtext>
                <math:mi>A</math:mi>
              </math:mrow>
            </math:mrow>
          </math:mstyle>
        </math:mtd>
      </math:mtr>
      <math:mtr>
        <math:mtd>
          <math:mrow>
            <math:msub>
              <math:mi>D</math:mi>
              <math:mfenced math:open="" math:close="">
                <math:mrow>
                  <math:mi>t</math:mi>
                  <math:mi>,</math:mi>
                  <math:mi>k</math:mi>
                </math:mrow>
              </math:mfenced>
            </math:msub>
            <math:mo math:stretchy="false">=</math:mo>
            <math:mfrac>
              <math:msub>
                <math:mfenced math:open="" math:close="">
                  <math:mrow>
                    <math:msub>
                      <math:mi>N</math:mi>
                      <math:mi>t</math:mi>
                    </math:msub>
                    <math:mo math:stretchy="false">⋅</math:mo>
                    <math:mi>M</math:mi>
                  </math:mrow>
                </math:mfenced>
                <math:mi>k</math:mi>
              </math:msub>
              <math:msub>
                <math:mi>V</math:mi>
                <math:mi>k</math:mi>
              </math:msub>
            </math:mfrac>
          </math:mrow>
        </math:mtd>
        <math:mtd>
          <math:mstyle math:fontsize="10pt">
            <math:mrow>
              <math:mrow>
                <math:mtext>for each value of</math:mtext>
                <math:mi>t</math:mi>
                <math:mtext>in the set of clips and each value of</math:mtext>
                <math:mi>k</math:mi>
                <math:mtext>in</math:mtext>
                <math:mi>A</math:mi>
              </math:mrow>
            </math:mrow>
          </math:mstyle>
        </math:mtd>
      </math:mtr>
    </math:mtable>
    <math:annotation math:encoding="StarMath 5.0">matrix {
A = left lbrace A, O * 2 ^{o} right rbrace
# size -2 {"for each" o "in the octave span"}
##
H_{k} = A_{k} + { n_{h} * left ( A_{k+1} - A_{k} right ) } over 2
# size -2 {"for each value of" k "in" A}
##
L_{k} = A_{k} - { n_{l} * left ( A_{k} - A_{k-1} right ) } over 2
# size -2 {"for each value of" k "in" A}
##
M_{ left ( f, k right ) } = L_{k} &lt;= F_{f} &lt;= H_{k}
# size -2 {"for each value of" k "in" A "and each value of" f "in" F}
##
V_{k} = sum from {f=1} to {"size" left ( F right )} { M_{ left ( f, k right ) } }
# size -2 {"for each value of" k "in" A}
##
D_{ left ( t, k right ) } = left ( N_{t} cdot M right )_{k} over V_{k}
# size -2 {"for each value of" t "in the set of clips and each value of" k "in" A}
}</math:annotation>
  </math:semantics>
</math:math>
</file>

<file path=Object 19/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content.xml><?xml version="1.0" encoding="utf-8"?>
<!DOCTYPE math  PUBLIC '-//OpenOffice.org//DTD Modified W3C MathML 1.01//EN'  'math.dtd'>
<math:math xmlns:math="http://www.w3.org/1998/Math/MathML">
  <math:semantics>
    <math:mrow>
      <math:mrow>
        <math:munderover>
          <math:mo math:stretchy="false">∑</math:mo>
          <math:mrow>
            <math:mi>f</math:mi>
            <math:mo math:stretchy="false">=</math:mo>
            <math:mn>1</math:mn>
          </math:mrow>
          <math:msub>
            <math:mi>R</math:mi>
            <math:mi>t</math:mi>
          </math:msub>
        </math:munderover>
        <math:mrow>
          <math:msub>
            <math:mi>M</math:mi>
            <math:mi>t</math:mi>
          </math:msub>
          <math:mfenced math:open="[" math:close="]">
            <math:mi>f</math:mi>
          </math:mfenced>
        </math:mrow>
      </math:mrow>
      <math:mo math:stretchy="false">=</math:mo>
      <math:mrow>
        <math:mn>0.85</math:mn>
        <math:mo math:stretchy="false">∗</math:mo>
        <math:mrow>
          <math:munderover>
            <math:mo math:stretchy="false">∑</math:mo>
            <math:mrow>
              <math:mi>f</math:mi>
              <math:mo math:stretchy="false">=</math:mo>
              <math:mn>1</math:mn>
            </math:mrow>
            <math:mi>N</math:mi>
          </math:munderover>
          <math:mrow>
            <math:msub>
              <math:mi>M</math:mi>
              <math:mi>t</math:mi>
            </math:msub>
            <math:mfenced math:open="[" math:close="]">
              <math:mi>f</math:mi>
            </math:mfenced>
          </math:mrow>
        </math:mrow>
      </math:mrow>
    </math:mrow>
    <math:annotation math:encoding="StarMath 5.0">sum from {f=1} to {R_{t}} {M_{t} left [ f right ] } = 0.85 * sum from {f=1} to {N} {M_{t} left [ f right ] }</math:annotation>
  </math:semantics>
</math:math>
</file>

<file path=Object 20/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2/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23/content.xml><?xml version="1.0" encoding="utf-8"?>
<!DOCTYPE math  PUBLIC '-//OpenOffice.org//DTD Modified W3C MathML 1.01//EN'  'math.dtd'>
<math:math xmlns:math="http://www.w3.org/1998/Math/MathML">
  <math:semantics>
    <math:msub>
      <math:mi>H</math:mi>
      <math:mi>k</math:mi>
    </math:msub>
    <math:annotation math:encoding="StarMath 5.0">H_{k}</math:annotation>
  </math:semantics>
</math:math>
</file>

<file path=Object 24/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25/content.xml><?xml version="1.0" encoding="utf-8"?>
<!DOCTYPE math  PUBLIC '-//OpenOffice.org//DTD Modified W3C MathML 1.01//EN'  'math.dtd'>
<math:math xmlns:math="http://www.w3.org/1998/Math/MathML">
  <math:semantics>
    <math:msub>
      <math:mi>L</math:mi>
      <math:mi>k</math:mi>
    </math:msub>
    <math:annotation math:encoding="StarMath 5.0">L_{k}</math:annotation>
  </math:semantics>
</math:math>
</file>

<file path=Object 26/content.xml><?xml version="1.0" encoding="utf-8"?>
<!DOCTYPE math  PUBLIC '-//OpenOffice.org//DTD Modified W3C MathML 1.01//EN'  'math.dtd'>
<math:math xmlns:math="http://www.w3.org/1998/Math/MathML">
  <math:semantics>
    <math:msub>
      <math:mi>n</math:mi>
      <math:mi>h</math:mi>
    </math:msub>
    <math:annotation math:encoding="StarMath 5.0">n_{h}</math:annotation>
  </math:semantics>
</math:math>
</file>

<file path=Object 27/content.xml><?xml version="1.0" encoding="utf-8"?>
<!DOCTYPE math  PUBLIC '-//OpenOffice.org//DTD Modified W3C MathML 1.01//EN'  'math.dtd'>
<math:math xmlns:math="http://www.w3.org/1998/Math/MathML">
  <math:semantics>
    <math:msub>
      <math:mi>n</math:mi>
      <math:mi>l</math:mi>
    </math:msub>
    <math:annotation math:encoding="StarMath 5.0">n_{l}</math:annotation>
  </math:semantics>
</math:math>
</file>

<file path=Object 28/content.xml><?xml version="1.0" encoding="utf-8"?>
<!DOCTYPE math  PUBLIC '-//OpenOffice.org//DTD Modified W3C MathML 1.01//EN'  'math.dtd'>
<math:math xmlns:math="http://www.w3.org/1998/Math/MathML">
  <math:semantics>
    <math:msub>
      <math:mi>F</math:mi>
      <math:mi>f</math:mi>
    </math:msub>
    <math:annotation math:encoding="StarMath 5.0">F_{f}</math:annotation>
  </math:semantics>
</math:math>
</file>

<file path=Object 29/content.xml><?xml version="1.0" encoding="utf-8"?>
<!DOCTYPE math  PUBLIC '-//OpenOffice.org//DTD Modified W3C MathML 1.01//EN'  'math.dtd'>
<math:math xmlns:math="http://www.w3.org/1998/Math/MathML">
  <math:semantics>
    <math:mfenced math:open="{" math:close="}">
      <math:mrow>
        <math:mi>A</math:mi>
        <math:mi>,</math:mi>
        <math:mi>x</math:mi>
      </math:mrow>
    </math:mfenced>
    <math:annotation math:encoding="StarMath 5.0">left lbrace A, x right rbrace</math:annotation>
  </math:semantics>
</math:math>
</file>

<file path=Object 3/content.xml><?xml version="1.0" encoding="utf-8"?>
<!DOCTYPE math  PUBLIC '-//OpenOffice.org//DTD Modified W3C MathML 1.01//EN'  'math.dtd'>
<math:math xmlns:math="http://www.w3.org/1998/Math/MathML">
  <math:semantics>
    <math:mrow>
      <math:msub>
        <math:mi>M</math:mi>
        <math:mi>t</math:mi>
      </math:msub>
      <math:mfenced math:open="[" math:close="]">
        <math:mi>f</math:mi>
      </math:mfenced>
    </math:mrow>
    <math:annotation math:encoding="StarMath 5.0">M_{t} left [ f right ]</math:annotation>
  </math:semantics>
</math:math>
</file>

<file path=Object 30/content.xml><?xml version="1.0" encoding="utf-8"?>
<!DOCTYPE math  PUBLIC '-//OpenOffice.org//DTD Modified W3C MathML 1.01//EN'  'math.dtd'>
<math:math xmlns:math="http://www.w3.org/1998/Math/MathML">
  <math:semantics>
    <math:msub>
      <math:mi>M</math:mi>
      <math:mfenced math:open="" math:close="">
        <math:mrow>
          <math:mi>f</math:mi>
          <math:mi>,</math:mi>
          <math:mi>k</math:mi>
        </math:mrow>
      </math:mfenced>
    </math:msub>
    <math:annotation math:encoding="StarMath 5.0">M_{ left ( f, k right ) }</math:annotation>
  </math:semantics>
</math:math>
</file>

<file path=Object 31/content.xml><?xml version="1.0" encoding="utf-8"?>
<!DOCTYPE math  PUBLIC '-//OpenOffice.org//DTD Modified W3C MathML 1.01//EN'  'math.dtd'>
<math:math xmlns:math="http://www.w3.org/1998/Math/MathML">
  <math:semantics>
    <math:msub>
      <math:mi>M</math:mi>
      <math:mfenced math:open="" math:close="">
        <math:mrow>
          <math:mi>f</math:mi>
          <math:mi>,</math:mi>
          <math:mi>k</math:mi>
        </math:mrow>
      </math:mfenced>
    </math:msub>
    <math:annotation math:encoding="StarMath 5.0">M_{ left ( f, k right ) }</math:annotation>
  </math:semantics>
</math:math>
</file>

<file path=Object 32/content.xml><?xml version="1.0" encoding="utf-8"?>
<!DOCTYPE math  PUBLIC '-//OpenOffice.org//DTD Modified W3C MathML 1.01//EN'  'math.dtd'>
<math:math xmlns:math="http://www.w3.org/1998/Math/MathML">
  <math:semantics>
    <math:msub>
      <math:mi>D</math:mi>
      <math:mfenced math:open="" math:close="">
        <math:mrow>
          <math:mi>t</math:mi>
          <math:mi>,</math:mi>
          <math:mi>k</math:mi>
        </math:mrow>
      </math:mfenced>
    </math:msub>
    <math:annotation math:encoding="StarMath 5.0">D_{ left ( t, k right ) }</math:annotation>
  </math:semantics>
</math:math>
</file>

<file path=Object 33/content.xml><?xml version="1.0" encoding="utf-8"?>
<!DOCTYPE math  PUBLIC '-//OpenOffice.org//DTD Modified W3C MathML 1.01//EN'  'math.dtd'>
<math:math xmlns:math="http://www.w3.org/1998/Math/MathML">
  <math:semantics>
    <math:mi>t</math:mi>
    <math:annotation math:encoding="StarMath 5.0">t</math:annotation>
  </math:semantics>
</math:math>
</file>

<file path=Object 34/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6/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7/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9/content.xml><?xml version="1.0" encoding="utf-8"?>
<!DOCTYPE math  PUBLIC '-//OpenOffice.org//DTD Modified W3C MathML 1.01//EN'  'math.dtd'>
<math:math xmlns:math="http://www.w3.org/1998/Math/MathML">
  <math:semantics>
    <math:mi>f</math:mi>
    <math:annotation math:encoding="StarMath 5.0">f</math:annotation>
  </math:semantics>
</math:math>
</file>

<file path=Object 4/content.xml><?xml version="1.0" encoding="utf-8"?>
<!DOCTYPE math  PUBLIC '-//OpenOffice.org//DTD Modified W3C MathML 1.01//EN'  'math.dtd'>
<math:math xmlns:math="http://www.w3.org/1998/Math/MathML">
  <math:semantics>
    <math:mi>f</math:mi>
    <math:annotation math:encoding="StarMath 5.0">f</math:annotation>
  </math:semantics>
</math:math>
</file>

<file path=Object 4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41/content.xml><?xml version="1.0" encoding="utf-8"?>
<!DOCTYPE math  PUBLIC '-//OpenOffice.org//DTD Modified W3C MathML 1.01//EN'  'math.dtd'>
<math:math xmlns:math="http://www.w3.org/1998/Math/MathML">
  <math:semantics>
    <math:msub>
      <math:mi>V</math:mi>
      <math:mi>k</math:mi>
    </math:msub>
    <math:annotation math:encoding="StarMath 5.0">V_{k}</math:annotation>
  </math:semantics>
</math:math>
</file>

<file path=Object 42/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4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4/content.xml><?xml version="1.0" encoding="utf-8"?>
<!DOCTYPE math  PUBLIC '-//OpenOffice.org//DTD Modified W3C MathML 1.01//EN'  'math.dtd'>
<math:math xmlns:math="http://www.w3.org/1998/Math/MathML">
  <math:semantics>
    <math:msub>
      <math:mi>N</math:mi>
      <math:mi>t</math:mi>
    </math:msub>
    <math:annotation math:encoding="StarMath 5.0">N_{t}</math:annotation>
  </math:semantics>
</math:math>
</file>

<file path=Object 45/content.xml><?xml version="1.0" encoding="utf-8"?>
<!DOCTYPE math  PUBLIC '-//OpenOffice.org//DTD Modified W3C MathML 1.01//EN'  'math.dtd'>
<math:math xmlns:math="http://www.w3.org/1998/Math/MathML">
  <math:semantics>
    <math:mi>F</math:mi>
    <math:annotation math:encoding="StarMath 5.0">F</math:annotation>
  </math:semantics>
</math:math>
</file>

<file path=Object 46/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47/content.xml><?xml version="1.0" encoding="utf-8"?>
<!DOCTYPE math  PUBLIC '-//OpenOffice.org//DTD Modified W3C MathML 1.01//EN'  'math.dtd'>
<math:math xmlns:math="http://www.w3.org/1998/Math/MathML">
  <math:semantics>
    <math:mrow>
      <math:mtext>size</math:mtext>
      <math:mfenced math:open="" math:close=""/>
    </math:mrow>
    <math:annotation math:encoding="StarMath 5.0">"size" left ( right )</math:annotation>
  </math:semantics>
</math:math>
</file>

<file path=Object 4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9/content.xml><?xml version="1.0" encoding="utf-8"?>
<!DOCTYPE math  PUBLIC '-//OpenOffice.org//DTD Modified W3C MathML 1.01//EN'  'math.dtd'>
<math:math xmlns:math="http://www.w3.org/1998/Math/MathML">
  <math:semantics>
    <math:mrow>
      <math:mi>I</math:mi>
      <math:mo math:stretchy="false">=</math:mo>
      <math:mfenced math:open="[" math:close="]">
        <math:mtable>
          <math:mtr>
            <math:mtd>
              <math:msub>
                <math:mi>V</math:mi>
                <math:mn>1</math:mn>
              </math:msub>
            </math:mtd>
            <math:mtd>
              <math:mover>
                <math:mover math:accent="true">
                  <math:mtable>
                    <math:mtr>
                      <math:mtd>
                        <math:msub>
                          <math:mi>D</math:mi>
                          <math:mfenced math:open="" math:close="">
                            <math:mrow>
                              <math:mi>T</math:mi>
                              <math:mi>,</math:mi>
                              <math:mn>1</math:mn>
                            </math:mrow>
                          </math:mfenced>
                        </math:msub>
                      </math:mtd>
                      <math:mtd>
                        <math:msub>
                          <math:mi>D</math:mi>
                          <math:mfenced math:open="" math:close="">
                            <math:mrow>
                              <math:mi>T</math:mi>
                              <math:mi>,</math:mi>
                              <math:mn>2</math:mn>
                            </math:mrow>
                          </math:mfenced>
                        </math:msub>
                      </math:mtd>
                      <math:mtd>
                        <math:mo math:stretchy="false">…</math:mo>
                      </math:mtd>
                      <math:mtd>
                        <math:msub>
                          <math:mi>D</math:mi>
                          <math:mfenced math:open="" math:close="">
                            <math:mrow>
                              <math:mi>T</math:mi>
                              <math:mi>,</math:mi>
                              <math:mi>K</math:mi>
                            </math:mrow>
                          </math:mfenced>
                        </math:msub>
                      </math:mtd>
                    </math:mtr>
                  </math:mtable>
                  <math:mo math:stretchy="false"></math:mo>
                </math:mover>
                <math:mtext>detected note amplitudes for clip T</math:mtext>
              </math:mover>
            </math:mtd>
            <math:mtd>
              <math:mover>
                <math:mover math:accent="true">
                  <math:mtable>
                    <math:mtr>
                      <math:mtd>
                        <math:msub>
                          <math:mi>D</math:mi>
                          <math:mfenced math:open="" math:close="">
                            <math:mrow>
                              <math:mn>1,</math:mn>
                              <math:mn>1</math:mn>
                            </math:mrow>
                          </math:mfenced>
                        </math:msub>
                      </math:mtd>
                      <math:mtd>
                        <math:msub>
                          <math:mi>D</math:mi>
                          <math:mfenced math:open="" math:close="">
                            <math:mrow>
                              <math:mn>1,</math:mn>
                              <math:mn>2</math:mn>
                            </math:mrow>
                          </math:mfenced>
                        </math:msub>
                      </math:mtd>
                      <math:mtd>
                        <math:mo math:stretchy="false">…</math:mo>
                      </math:mtd>
                      <math:mtd>
                        <math:msub>
                          <math:mi>D</math:mi>
                          <math:mfenced math:open="" math:close="">
                            <math:mrow>
                              <math:mn>1,</math:mn>
                              <math:mi>K</math:mi>
                            </math:mrow>
                          </math:mfenced>
                        </math:msub>
                      </math:mtd>
                    </math:mtr>
                  </math:mtable>
                  <math:mo math:stretchy="false"></math:mo>
                </math:mover>
                <math:mtext>detected note amplitudes for clip 1</math:mtext>
              </math:mover>
            </math:mtd>
            <math:mtd>
              <math:mover>
                <math:mover math:accent="true">
                  <math:mtable>
                    <math:mtr>
                      <math:mtd>
                        <math:msub>
                          <math:mi>D</math:mi>
                          <math:mfenced math:open="" math:close="">
                            <math:mrow>
                              <math:mn>2,</math:mn>
                              <math:mn>1</math:mn>
                            </math:mrow>
                          </math:mfenced>
                        </math:msub>
                      </math:mtd>
                      <math:mtd>
                        <math:msub>
                          <math:mi>D</math:mi>
                          <math:mfenced math:open="" math:close="">
                            <math:mrow>
                              <math:mn>2,</math:mn>
                              <math:mn>2</math:mn>
                            </math:mrow>
                          </math:mfenced>
                        </math:msub>
                      </math:mtd>
                      <math:mtd>
                        <math:mo math:stretchy="false">…</math:mo>
                      </math:mtd>
                      <math:mtd>
                        <math:msub>
                          <math:mi>D</math:mi>
                          <math:mfenced math:open="" math:close="">
                            <math:mrow>
                              <math:mn>2,</math:mn>
                              <math:mi>K</math:mi>
                            </math:mrow>
                          </math:mfenced>
                        </math:msub>
                      </math:mtd>
                    </math:mtr>
                  </math:mtable>
                  <math:mo math:stretchy="false"></math:mo>
                </math:mover>
                <math:mtext>detected note amplitudes for clip 2</math:mtext>
              </math:mover>
            </math:mtd>
          </math:mtr>
          <math:mtr>
            <math:mtd>
              <math:msub>
                <math:mi>V</math:mi>
                <math:mn>2</math:mn>
              </math:msub>
            </math:mtd>
            <math:mtd>
              <math:mover>
                <math:mover math:accent="true">
                  <math:mtable>
                    <math:mtr>
                      <math:mtd>
                        <math:msub>
                          <math:mi>D</math:mi>
                          <math:mfenced math:open="" math:close="">
                            <math:mrow>
                              <math:mn>1,</math:mn>
                              <math:mn>1</math:mn>
                            </math:mrow>
                          </math:mfenced>
                        </math:msub>
                      </math:mtd>
                      <math:mtd>
                        <math:msub>
                          <math:mi>D</math:mi>
                          <math:mfenced math:open="" math:close="">
                            <math:mrow>
                              <math:mn>1,</math:mn>
                              <math:mn>2</math:mn>
                            </math:mrow>
                          </math:mfenced>
                        </math:msub>
                      </math:mtd>
                      <math:mtd>
                        <math:mo math:stretchy="false">…</math:mo>
                      </math:mtd>
                      <math:mtd>
                        <math:msub>
                          <math:mi>D</math:mi>
                          <math:mfenced math:open="" math:close="">
                            <math:mrow>
                              <math:mn>1,</math:mn>
                              <math:mi>K</math:mi>
                            </math:mrow>
                          </math:mfenced>
                        </math:msub>
                      </math:mtd>
                    </math:mtr>
                  </math:mtable>
                  <math:mo math:stretchy="false"></math:mo>
                </math:mover>
                <math:mtext>detected note amplitudes for clip 1</math:mtext>
              </math:mover>
            </math:mtd>
            <math:mtd>
              <math:mover>
                <math:mover math:accent="true">
                  <math:mtable>
                    <math:mtr>
                      <math:mtd>
                        <math:msub>
                          <math:mi>D</math:mi>
                          <math:mfenced math:open="" math:close="">
                            <math:mrow>
                              <math:mn>2,</math:mn>
                              <math:mn>1</math:mn>
                            </math:mrow>
                          </math:mfenced>
                        </math:msub>
                      </math:mtd>
                      <math:mtd>
                        <math:msub>
                          <math:mi>D</math:mi>
                          <math:mfenced math:open="" math:close="">
                            <math:mrow>
                              <math:mn>2,</math:mn>
                              <math:mn>2</math:mn>
                            </math:mrow>
                          </math:mfenced>
                        </math:msub>
                      </math:mtd>
                      <math:mtd>
                        <math:mo math:stretchy="false">…</math:mo>
                      </math:mtd>
                      <math:mtd>
                        <math:msub>
                          <math:mi>D</math:mi>
                          <math:mfenced math:open="" math:close="">
                            <math:mrow>
                              <math:mn>2,</math:mn>
                              <math:mi>K</math:mi>
                            </math:mrow>
                          </math:mfenced>
                        </math:msub>
                      </math:mtd>
                    </math:mtr>
                  </math:mtable>
                  <math:mo math:stretchy="false"></math:mo>
                </math:mover>
                <math:mtext>detected note amplitudes for clip 2</math:mtext>
              </math:mover>
            </math:mtd>
            <math:mtd>
              <math:mover>
                <math:mover math:accent="true">
                  <math:mtable>
                    <math:mtr>
                      <math:mtd>
                        <math:msub>
                          <math:mi>D</math:mi>
                          <math:mfenced math:open="" math:close="">
                            <math:mrow>
                              <math:mn>3,</math:mn>
                              <math:mn>1</math:mn>
                            </math:mrow>
                          </math:mfenced>
                        </math:msub>
                      </math:mtd>
                      <math:mtd>
                        <math:msub>
                          <math:mi>D</math:mi>
                          <math:mfenced math:open="" math:close="">
                            <math:mrow>
                              <math:mn>3,</math:mn>
                              <math:mn>2</math:mn>
                            </math:mrow>
                          </math:mfenced>
                        </math:msub>
                      </math:mtd>
                      <math:mtd>
                        <math:mo math:stretchy="false">…</math:mo>
                      </math:mtd>
                      <math:mtd>
                        <math:msub>
                          <math:mi>D</math:mi>
                          <math:mfenced math:open="" math:close="">
                            <math:mrow>
                              <math:mn>3,</math:mn>
                              <math:mi>K</math:mi>
                            </math:mrow>
                          </math:mfenced>
                        </math:msub>
                      </math:mtd>
                    </math:mtr>
                  </math:mtable>
                  <math:mo math:stretchy="false"></math:mo>
                </math:mover>
                <math:mtext>detected note amplitudes for clip 3</math:mtext>
              </math:mover>
            </math:mtd>
          </math:mtr>
          <math:mtr>
            <math:mtd>
              <math:mo math:stretchy="false">⋮</math:mo>
            </math:mtd>
            <math:mtd>
              <math:mo math:stretchy="false">⋮</math:mo>
            </math:mtd>
            <math:mtd>
              <math:mo math:stretchy="false">⋮</math:mo>
            </math:mtd>
            <math:mtd>
              <math:mo math:stretchy="false">⋮</math:mo>
            </math:mtd>
          </math:mtr>
          <math:mtr>
            <math:mtd>
              <math:msub>
                <math:mi>V</math:mi>
                <math:mi>T</math:mi>
              </math:msub>
            </math:mtd>
            <math:mtd>
              <math:mover>
                <math:mover math:accent="true">
                  <math:mtable>
                    <math:mtr>
                      <math:mtd>
                        <math:msub>
                          <math:mi>D</math:mi>
                          <math:mfenced math:open="" math:close="">
                            <math:mrow>
                              <math:mrow>
                                <math:mi>T</math:mi>
                                <math:mo math:stretchy="false">−</math:mo>
                                <math:mn>1,</math:mn>
                              </math:mrow>
                              <math:mn>1</math:mn>
                            </math:mrow>
                          </math:mfenced>
                        </math:msub>
                      </math:mtd>
                      <math:mtd>
                        <math:msub>
                          <math:mi>D</math:mi>
                          <math:mfenced math:open="" math:close="">
                            <math:mrow>
                              <math:mrow>
                                <math:mi>T</math:mi>
                                <math:mo math:stretchy="false">−</math:mo>
                                <math:mn>1,</math:mn>
                              </math:mrow>
                              <math:mn>2</math:mn>
                            </math:mrow>
                          </math:mfenced>
                        </math:msub>
                      </math:mtd>
                      <math:mtd>
                        <math:mo math:stretchy="false">…</math:mo>
                      </math:mtd>
                      <math:mtd>
                        <math:msub>
                          <math:mi>D</math:mi>
                          <math:mfenced math:open="" math:close="">
                            <math:mrow>
                              <math:mrow>
                                <math:mi>T</math:mi>
                                <math:mo math:stretchy="false">−</math:mo>
                                <math:mn>1,</math:mn>
                              </math:mrow>
                              <math:mi>K</math:mi>
                            </math:mrow>
                          </math:mfenced>
                        </math:msub>
                      </math:mtd>
                    </math:mtr>
                  </math:mtable>
                  <math:mo math:stretchy="false"></math:mo>
                </math:mover>
                <math:mtext>detected note amplitudes for clip T-1</math:mtext>
              </math:mover>
            </math:mtd>
            <math:mtd>
              <math:mover>
                <math:mover math:accent="true">
                  <math:mtable>
                    <math:mtr>
                      <math:mtd>
                        <math:msub>
                          <math:mi>D</math:mi>
                          <math:mfenced math:open="" math:close="">
                            <math:mrow>
                              <math:mi>T</math:mi>
                              <math:mi>,</math:mi>
                              <math:mn>1</math:mn>
                            </math:mrow>
                          </math:mfenced>
                        </math:msub>
                      </math:mtd>
                      <math:mtd>
                        <math:msub>
                          <math:mi>D</math:mi>
                          <math:mfenced math:open="" math:close="">
                            <math:mrow>
                              <math:mi>T</math:mi>
                              <math:mi>,</math:mi>
                              <math:mn>2</math:mn>
                            </math:mrow>
                          </math:mfenced>
                        </math:msub>
                      </math:mtd>
                      <math:mtd>
                        <math:mo math:stretchy="false">…</math:mo>
                      </math:mtd>
                      <math:mtd>
                        <math:msub>
                          <math:mi>D</math:mi>
                          <math:mfenced math:open="" math:close="">
                            <math:mrow>
                              <math:mi>T</math:mi>
                              <math:mi>,</math:mi>
                              <math:mi>K</math:mi>
                            </math:mrow>
                          </math:mfenced>
                        </math:msub>
                      </math:mtd>
                    </math:mtr>
                  </math:mtable>
                  <math:mo math:stretchy="false"></math:mo>
                </math:mover>
                <math:mtext>detected note amplitudes for clip T</math:mtext>
              </math:mover>
            </math:mtd>
            <math:mtd>
              <math:mover>
                <math:mover math:accent="true">
                  <math:mtable>
                    <math:mtr>
                      <math:mtd>
                        <math:msub>
                          <math:mi>D</math:mi>
                          <math:mfenced math:open="" math:close="">
                            <math:mrow>
                              <math:mn>1,</math:mn>
                              <math:mn>1</math:mn>
                            </math:mrow>
                          </math:mfenced>
                        </math:msub>
                      </math:mtd>
                      <math:mtd>
                        <math:msub>
                          <math:mi>D</math:mi>
                          <math:mfenced math:open="" math:close="">
                            <math:mrow>
                              <math:mn>1,</math:mn>
                              <math:mn>2</math:mn>
                            </math:mrow>
                          </math:mfenced>
                        </math:msub>
                      </math:mtd>
                      <math:mtd>
                        <math:mo math:stretchy="false">…</math:mo>
                      </math:mtd>
                      <math:mtd>
                        <math:msub>
                          <math:mi>D</math:mi>
                          <math:mfenced math:open="" math:close="">
                            <math:mrow>
                              <math:mn>1,</math:mn>
                              <math:mi>K</math:mi>
                            </math:mrow>
                          </math:mfenced>
                        </math:msub>
                      </math:mtd>
                    </math:mtr>
                  </math:mtable>
                  <math:mo math:stretchy="false"></math:mo>
                </math:mover>
                <math:mtext>detected note amplitudes for clip 1</math:mtext>
              </math:mover>
            </math:mtd>
          </math:mtr>
        </math:mtable>
      </math:mfenced>
    </math:mrow>
    <math:annotation math:encoding="StarMath 5.0">I = left [ matrix {

V_{1}

#

{
matrix {
	D_{ left ( T, 1 right ) } # D_{ left ( T, 2 right ) } # dotslow # D_{ left ( T, K right ) }
}
} overbrace {"detected note amplitudes for clip T"}
#
{
matrix {
	D_{ left ( 1, 1 right ) } # D_{ left ( 1, 2 right ) } # dotslow # D_{ left ( 1, K right ) }
}
} overbrace {"detected note amplitudes for clip 1"}
#
{
matrix {
	D_{ left ( 2, 1 right ) } # D_{ left ( 2, 2 right ) } # dotslow # D_{ left ( 2, K right ) }
}
} overbrace {"detected note amplitudes for clip 2"}

##

V_{2}

#

{
matrix {
	D_{ left ( 1, 1 right ) } # D_{ left ( 1, 2 right ) } # dotslow # D_{ left ( 1, K right ) }
}
} overbrace {"detected note amplitudes for clip 1"}
#
{
matrix {
	D_{ left ( 2, 1 right ) } # D_{ left ( 2, 2 right ) } # dotslow # D_{ left ( 2, K right ) }
}
} overbrace {"detected note amplitudes for clip 2"}
#
{
matrix {
	D_{ left ( 3, 1 right ) } # D_{ left ( 3, 2 right ) } # dotslow # D_{ left ( 3, K right ) }
}
} overbrace {"detected note amplitudes for clip 3"}

##
dotsvert # dotsvert # dotsvert # dotsvert
##

V_{T}

#

{
matrix {
	D_{ left ( T-1, 1 right ) } # D_{ left ( T-1, 2 right ) } # dotslow # D_{ left ( T-1, K right ) }
}
} overbrace {"detected note amplitudes for clip T-1"}
#
{
matrix {
	D_{ left ( T, 1 right ) } # D_{ left ( T, 2 right ) } # dotslow # D_{ left ( T, K right ) }
}
} overbrace {"detected note amplitudes for clip T"}
#
{
matrix {
	D_{ left ( 1, 1 right ) } # D_{ left ( 1, 2 right ) } # dotslow # D_{ left ( 1, K right ) }
}
} overbrace {"detected note amplitudes for clip 1"}
}
right ]</math:annotation>
  </math:semantics>
</math:math>
</file>

<file path=Object 5/content.xml><?xml version="1.0" encoding="utf-8"?>
<!DOCTYPE math  PUBLIC '-//OpenOffice.org//DTD Modified W3C MathML 1.01//EN'  'math.dtd'>
<math:math xmlns:math="http://www.w3.org/1998/Math/MathML">
  <math:semantics>
    <math:mrow>
      <math:msub>
        <math:mi>C</math:mi>
        <math:mi>t</math:mi>
      </math:msub>
      <math:mo math:stretchy="false">=</math:mo>
      <math:mfrac>
        <math:mrow>
          <math:munderover>
            <math:mo math:stretchy="false">∑</math:mo>
            <math:mrow>
              <math:mi>f</math:mi>
              <math:mo math:stretchy="false">=</math:mo>
              <math:mn>1</math:mn>
            </math:mrow>
            <math:mi>N</math:mi>
          </math:munderover>
          <math:mrow>
            <math:msub>
              <math:mi>N</math:mi>
              <math:mi>t</math:mi>
            </math:msub>
            <math:mrow>
              <math:mfenced math:open="[" math:close="]">
                <math:mi>f</math:mi>
              </math:mfenced>
              <math:mo math:stretchy="false">∗</math:mo>
              <math:mi>f</math:mi>
            </math:mrow>
          </math:mrow>
        </math:mrow>
        <math:mrow>
          <math:munderover>
            <math:mo math:stretchy="false">∑</math:mo>
            <math:mrow>
              <math:mi>f</math:mi>
              <math:mo math:stretchy="false">=</math:mo>
              <math:mn>1</math:mn>
            </math:mrow>
            <math:mi>N</math:mi>
          </math:munderover>
          <math:mrow>
            <math:msub>
              <math:mi>N</math:mi>
              <math:mi>t</math:mi>
            </math:msub>
            <math:mfenced math:open="[" math:close="]">
              <math:mi>f</math:mi>
            </math:mfenced>
          </math:mrow>
        </math:mrow>
      </math:mfrac>
    </math:mrow>
    <math:annotation math:encoding="StarMath 5.0">C_{t} = { sum from {f=1} to {N} {N_{t} left [ f right ] * f } } over { sum from {f=1} to {N} {N_{t} left [ f right ] } }</math:annotation>
  </math:semantics>
</math:math>
</file>

<file path=Object 50/content.xml><?xml version="1.0" encoding="utf-8"?>
<!DOCTYPE math  PUBLIC '-//OpenOffice.org//DTD Modified W3C MathML 1.01//EN'  'math.dtd'>
<math:math xmlns:math="http://www.w3.org/1998/Math/MathML">
  <math:semantics>
    <math:mi>D</math:mi>
    <math:annotation math:encoding="StarMath 5.0">D</math:annotation>
  </math:semantics>
</math:math>
</file>

<file path=Object 51/content.xml><?xml version="1.0" encoding="utf-8"?>
<!DOCTYPE math  PUBLIC '-//OpenOffice.org//DTD Modified W3C MathML 1.01//EN'  'math.dtd'>
<math:math xmlns:math="http://www.w3.org/1998/Math/MathML">
  <math:semantics>
    <math:msub>
      <math:mi>D</math:mi>
      <math:mfenced math:open="" math:close="">
        <math:mrow>
          <math:mi>t</math:mi>
          <math:mi>,</math:mi>
          <math:mi>k</math:mi>
        </math:mrow>
      </math:mfenced>
    </math:msub>
    <math:annotation math:encoding="StarMath 5.0">D_{ left ( t, k right ) }</math:annotation>
  </math:semantics>
</math:math>
</file>

<file path=Object 5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3/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4/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6/content.xml><?xml version="1.0" encoding="utf-8"?>
<!DOCTYPE math  PUBLIC '-//OpenOffice.org//DTD Modified W3C MathML 1.01//EN'  'math.dtd'>
<math:math xmlns:math="http://www.w3.org/1998/Math/MathML">
  <math:semantics>
    <math:mi>I</math:mi>
    <math:annotation math:encoding="StarMath 5.0">I</math:annotation>
  </math:semantics>
</math:math>
</file>

<file path=Object 57/content.xml><?xml version="1.0" encoding="utf-8"?>
<!DOCTYPE math  PUBLIC '-//OpenOffice.org//DTD Modified W3C MathML 1.01//EN'  'math.dtd'>
<math:math xmlns:math="http://www.w3.org/1998/Math/MathML">
  <math:semantics>
    <math:msub>
      <math:mi>V</math:mi>
      <math:mi>x</math:mi>
    </math:msub>
    <math:annotation math:encoding="StarMath 5.0">V_{x}</math:annotation>
  </math:semantics>
</math:math>
</file>

<file path=Object 6/content.xml><?xml version="1.0" encoding="utf-8"?>
<!DOCTYPE math  PUBLIC '-//OpenOffice.org//DTD Modified W3C MathML 1.01//EN'  'math.dtd'>
<math:math xmlns:math="http://www.w3.org/1998/Math/MathML">
  <math:semantics>
    <math:mrow>
      <math:msub>
        <math:mi>N</math:mi>
        <math:mi>t</math:mi>
      </math:msub>
      <math:mfenced math:open="[" math:close="]">
        <math:mi>f</math:mi>
      </math:mfenced>
    </math:mrow>
    <math:annotation math:encoding="StarMath 5.0">N_{t} left [ f right ]</math:annotation>
  </math:semantics>
</math:math>
</file>

<file path=Object 7/content.xml><?xml version="1.0" encoding="utf-8"?>
<!DOCTYPE math  PUBLIC '-//OpenOffice.org//DTD Modified W3C MathML 1.01//EN'  'math.dtd'>
<math:math xmlns:math="http://www.w3.org/1998/Math/MathML">
  <math:semantics>
    <math:mi>f</math:mi>
    <math:annotation math:encoding="StarMath 5.0">f</math:annotation>
  </math:semantics>
</math:math>
</file>

<file path=Object 8/content.xml><?xml version="1.0" encoding="utf-8"?>
<!DOCTYPE math  PUBLIC '-//OpenOffice.org//DTD Modified W3C MathML 1.01//EN'  'math.dtd'>
<math:math xmlns:math="http://www.w3.org/1998/Math/MathML">
  <math:semantics>
    <math:mrow>
      <math:msub>
        <math:mi>F</math:mi>
        <math:mi>t</math:mi>
      </math:msub>
      <math:mo math:stretchy="false">=</math:mo>
      <math:mrow>
        <math:munderover>
          <math:mo math:stretchy="false">∑</math:mo>
          <math:mrow>
            <math:mi>f</math:mi>
            <math:mo math:stretchy="false">=</math:mo>
            <math:mn>1</math:mn>
          </math:mrow>
          <math:mi>N</math:mi>
        </math:munderover>
        <math:msup>
          <math:mfenced math:open="" math:close="">
            <math:mrow>
              <math:msub>
                <math:mi>N</math:mi>
                <math:mi>t</math:mi>
              </math:msub>
              <math:mrow>
                <math:mfenced math:open="[" math:close="]">
                  <math:mi>f</math:mi>
                </math:mfenced>
                <math:mo math:stretchy="false">−</math:mo>
                <math:msub>
                  <math:mi>N</math:mi>
                  <math:mrow>
                    <math:mi>t</math:mi>
                    <math:mo math:stretchy="false">−</math:mo>
                    <math:mn>1</math:mn>
                  </math:mrow>
                </math:msub>
              </math:mrow>
              <math:mfenced math:open="[" math:close="]">
                <math:mi>f</math:mi>
              </math:mfenced>
            </math:mrow>
          </math:mfenced>
          <math:mn>2</math:mn>
        </math:msup>
      </math:mrow>
    </math:mrow>
    <math:annotation math:encoding="StarMath 5.0">F_{t} = sum from {f=1} to {N} { left ( N_{t} left [ f right ] - N_{t-1} left [ f right ] right ) ^{2} }</math:annotation>
  </math:semantics>
</math:math>
</file>

<file path=Object 9/content.xml><?xml version="1.0" encoding="utf-8"?>
<!DOCTYPE math  PUBLIC '-//OpenOffice.org//DTD Modified W3C MathML 1.01//EN'  'math.dtd'>
<math:math xmlns:math="http://www.w3.org/1998/Math/MathML">
  <math:semantics>
    <math:mrow>
      <math:msub>
        <math:mi>N</math:mi>
        <math:mi>t</math:mi>
      </math:msub>
      <math:mfenced math:open="[" math:close="]">
        <math:mi>f</math:mi>
      </math:mfenced>
    </math:mrow>
    <math:annotation math:encoding="StarMath 5.0">N_{t} left [ f right ]</math:annotation>
  </math:semantics>
</math:math>
</file>